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="0.74pt solid #000000"/>
      <style:text-properties style:font-name="Liberation Sans" fo:font-style="italic" fo:font-weight="normal" style:font-name-asian="Noto Sans CJK SC Regular" style:font-style-asian="italic" style:font-weight-asian="normal" style:font-name-complex="FreeSans" style:font-style-complex="italic" style:font-weight-complex="normal"/>
    </style:style>
    <style:style style:name="ce9" style:family="table-cell" style:parent-style-name="Default">
      <style:table-cell-properties fo:border="0.74pt solid #000000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0"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R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1.3R/1%/R0402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38,R40</text:p>
          </table:table-cell>
          <table:table-cell table:style-name="ce11"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0R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50,<text:span text:style-name="T1">R55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6,R39,R45</text:p>
          </table:table-cell>
          <table:table-cell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1.1k/1%/R0402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0" office:value-type="string" calcext:value-type="string">
            <text:p>2k/1%/R0402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2.2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10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,R3,R6,R7,R11,R14,R34,</text:p>
            <text:p>R42,R48,R52,R54,R56,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7k/R0402</text:p>
          </table:table-cell>
          <table:table-cell table:style-name="ce18" office:value-type="string" calcext:value-type="string">
            <text:p>R0402</text:p>
          </table:table-cell>
          <table:table-cell table:style-name="ce18" office:value-type="string" calcext:value-type="string">
            <text:p>R46,R47</text:p>
          </table:table-cell>
          <table:table-cell table:style-name="ce1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51k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2uH/1.5A/220mR/20%/CD53(YS53-220M)</text:p>
          </table:table-cell>
          <table:table-cell table:style-name="ce5" office:value-type="string" calcext:value-type="string">
            <text:p>CD53(54)</text:p>
          </table:table-cell>
          <table:table-cell table:style-name="ce5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00nF/16V/10%/X7R/C0402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4,C6,C1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100nF/50V/20%/Y5V/C0603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2uF/50V/10%/X5R/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22uF/6.3V/20%/X5R/C0603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,C20,C21,C25,C27,C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AT54C(SOT23-3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BAT54S(SOT23-3)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ZV55C6V8/SOD80C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ZV55C16/SOD80C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TC114YKA(SOT-2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RLML6402(SOT23-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P3036BKTR-G1(SOT23-6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MALE-PAV16X-2x20(0.8_bud)</text:p>
          </table:table-cell>
          <table:table-cell table:style-name="ce9" office:value-type="string" calcext:value-type="string">
            <text:p>PA-V16X-2X20-LF_Drill_0.9mm</text:p>
          </table:table-cell>
          <table:table-cell table:style-name="ce1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P-B-V-40-LF</text:p>
          </table:table-cell>
          <table:table-cell table:style-name="ce5" office:value-type="string" calcext:value-type="string">
            <text:p>GBH254SMT-40</text:p>
          </table:table-cell>
          <table:table-cell table:style-name="ce19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WRJ-2mm(DCJ-W54R-20-LF)</text:p>
          </table:table-cell>
          <table:table-cell table:style-name="ce5" office:value-type="string" calcext:value-type="string">
            <text:p>DCJ-W54R-20-LF</text:p>
          </table:table-cell>
          <table:table-cell table:style-name="ce5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50-LF</text:p>
          </table:table-cell>
          <table:table-cell table:style-name="ce5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A-WZB25-04-LF</text:p>
          </table:table-cell>
          <table:table-cell table:style-name="ce5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CD-7"(800x480_AT070TN92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CD-TS7(LCD-7"_TOUCHPANEL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WU10S)</text:p>
          </table:table-cell>
          <table:table-cell table:style-name="ce5" office:value-type="string" calcext:value-type="string">
            <text:p>WU10S</text:p>
          </table:table-cell>
          <table:table-cell table:style-name="ce5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LCD-4.3"(480x272_GFT043HA480272Y)+(FPV-WZA21-40-LF))</text:p>
          </table:table-cell>
          <table:table-cell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NA(22uF/6.3V/20%/X5R/C0603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3,C5,C7,C11,C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100nF/16V/10%/X7R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9,C10,C1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10nF/50V/10%/X7R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BZV55C3V9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BZV55C3V6/SOD80C)</text:p>
          </table:table-cell>
          <table:table-cell table:style-name="ce5" office:value-type="string" calcext:value-type="string">
            <text:p>SOD80C</text:p>
          </table:table-cell>
          <table:table-cell table:style-name="ce5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LCD-5”(CAPACITIVE_TS)+(FPV-WZB201-06-LF))</text:p>
          </table:table-cell>
          <table:table-cell table:style-name="ce5" office:value-type="string" calcext:value-type="string">
            <text:p>FPV-WZB201-06-LF</text:p>
          </table:table-cell>
          <table:table-cell table:style-name="ce5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LCD-5”(800x480_HDW050TN22)+(FPV-WZA21-40-LF))</text:p>
          </table:table-cell>
          <table:table-cell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FPV-WZB201-06-LF)</text:p>
          </table:table-cell>
          <table:table-cell table:style-name="ce5" office:value-type="string" calcext:value-type="string">
            <text:p>FPV-WZB201-06-LF</text:p>
          </table:table-cell>
          <table:table-cell table:style-name="ce5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FPV-WZA21-50-LF)</text:p>
          </table:table-cell>
          <table:table-cell table:style-name="ce5" office:value-type="string" calcext:value-type="string">
            <text:p>FPV-WZA21-50-LF</text:p>
          </table:table-cell>
          <table:table-cell table:style-name="ce5" office:value-type="string" calcext:value-type="string">
            <text:p>LCD-10,1in_DISP1,LCD-7in_DISP2,</text:p>
            <text:p>LCD-10,1in_DISP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FPA-WZB25-04-LF)</text:p>
          </table:table-cell>
          <table:table-cell table:style-name="ce5" office:value-type="string" calcext:value-type="string">
            <text:p>FPA-WZB25-04-LF</text:p>
          </table:table-cell>
          <table:table-cell table:style-name="ce5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NA(0R/R0402)</text:p>
          </table:table-cell>
          <table:table-cell table:style-name="ce18" office:value-type="string" calcext:value-type="string">
            <text:p>R0402</text:p>
          </table:table-cell>
          <table:table-cell table:style-name="ce18" office:value-type="string" calcext:value-type="string">
            <text:p>R61,R62</text:p>
          </table:table-cell>
          <table:table-cell table:style-name="ce25" table:number-columns-repeated="1020"/>
        </table:table-row>
        <table:table-row table:style-name="ro4">
          <table:table-cell table:style-name="ce12" office:value-type="float" office:value="12" calcext:value-type="float">
            <text:p>12</text:p>
          </table:table-cell>
          <table:table-cell table:style-name="ce5" office:value-type="string" calcext:value-type="string">
            <text:p>NA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,R4,R5,R8,R12,R13,R17,</text:p>
            <text:p>R19,R20,R21,R24,R49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NA(10k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,R10,R18,R22,R23,R51,</text:p>
            <text:p>R53,R57,R6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0k/1%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2.2k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AR1021T-I_SS(SSOP-20))</text:p>
          </table:table-cell>
          <table:table-cell table:style-name="ce5" office:value-type="string" calcext:value-type="string">
            <text:p>SSOP-20W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AT24C16C-SSHM-T(SOIC-8_150mil))</text:p>
          </table:table-cell>
          <table:table-cell table:style-name="ce5" office:value-type="string" calcext:value-type="string">
            <text:p>SOIC-8_150mil</text:p>
          </table:table-cell>
          <table:table-cell table:style-name="ce5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Open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string" calcext:value-type="string">
            <text:p>SJ_Closed</text:p>
          </table:table-cell>
          <table:table-cell table:style-name="ce5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TRL:Closed/EN:Open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3V:Opened/5.0V:Clos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5V_JACK:Opened/5V_LCD:Closed</text:p>
          </table:table-cell>
          <table:table-cell table:style-name="ce5" office:value-type="string" calcext:value-type="string">
            <text:p>SJ_2_SMALL_23_TIED</text:p>
          </table:table-cell>
          <table:table-cell table:style-name="ce5" office:value-type="string" calcext:value-type="string">
            <text:p>5V_JACK/5V_LCD1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1-BOM(LCD-7in_RTP) ===</text:span></text:p>
          <text:p><text:span text:style-name="MT1">LCD-OLinuXino-7-BOM &amp; LCD-OLinuXino-7TS-BOM</text:span></text:p>
        </style:region-center>
        <style:region-right>
          <text:p><text:span text:style-name="MT2">11.01.2019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43:39.24737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1T15:59:08.670086836</dc:date>
    <meta:editing-duration>PT3H2M12S</meta:editing-duration>
    <meta:editing-cycles>28</meta:editing-cycles>
    <meta:document-statistic meta:table-count="1" meta:cell-count="220" meta:object-count="0"/>
  </office:meta>
</office:document-meta>
</file>